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6cm" svg:stroke-color="#000000" svg:stroke-opacity="100%" draw:stroke-linejoin="round" svg:stroke-linecap="round" draw:fill="none" fo:padding-top="0.155cm" fo:padding-bottom="0.155cm" fo:padding-left="0.28cm" fo:padding-right="0.28cm" draw:shadow="hidden"/>
    </style:style>
    <style:style style:name="gr2" style:family="graphic" style:parent-style-name="standard">
      <style:graphic-properties draw:stroke="solid" svg:stroke-width="0.02cm" svg:stroke-color="#000000" svg:stroke-opacity="100%" draw:stroke-linejoin="round" svg:stroke-linecap="round" draw:fill="none" fo:padding-top="0.135cm" fo:padding-bottom="0.135cm" fo:padding-left="0.26cm" fo:padding-right="0.26cm" draw:shadow="hidden"/>
    </style:style>
    <style:style style:name="gr3" style:family="graphic" style:parent-style-name="standard">
      <style:graphic-properties draw:stroke="none" draw:fill="none" draw:textarea-vertical-align="top" fo:min-height="1.037cm" fo:min-width="2.54cm" fo:padding-top="0.035cm" fo:padding-bottom="0.035cm" fo:padding-left="0.035cm" fo:padding-right="0.035cm"/>
    </style:style>
    <style:style style:name="gr4" style:family="graphic" style:parent-style-name="standard">
      <style:graphic-properties draw:stroke="none" draw:fill="none" draw:textarea-vertical-align="top" fo:min-height="0.519cm" fo:min-width="2.54cm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vertical-align="middle" fo:min-height="0.93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middle" fo:min-height="2.43cm" fo:min-width="2.54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middle" fo:min-height="0.473cm" fo:min-width="2.54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middle" fo:min-height="0.56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bottom" fo:min-height="0.63cm" fo:min-width="2.54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bottom" fo:min-height="0.58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vertical-align="middle" fo:min-height="1.43cm" fo:min-width="2.54cm" fo:padding-top="0.035cm" fo:padding-bottom="0.035cm" fo:padding-left="0.035cm" fo:padding-right="0.035cm"/>
    </style:style>
    <style:style style:name="gr15" style:family="graphic" style:parent-style-name="standard">
      <style:graphic-properties draw:stroke="none" draw:fill="none" draw:textarea-vertical-align="middle" fo:min-height="1.391cm" fo:min-width="2.54cm" fo:padding-top="0.035cm" fo:padding-bottom="0.035cm" fo:padding-left="0.035cm" fo:padding-right="0.035cm"/>
    </style:style>
    <style:style style:name="gr16" style:family="graphic" style:parent-style-name="standard">
      <style:graphic-properties draw:stroke="none" draw:fill="none" draw:textarea-vertical-align="middle" fo:min-height="1.33cm" fo:min-width="2.54cm" fo:padding-top="0.035cm" fo:padding-bottom="0.035cm" fo:padding-left="0.035cm" fo:padding-right="0.035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Arial1" fo:font-size="11pt" fo:font-style="italic" style:font-name-asian="Arial1" style:font-size-asian="11pt" style:font-style-asian="italic" style:font-name-complex="Arial1" style:font-size-complex="11pt" style:font-style-complex="italic"/>
    </style:style>
    <style:style style:name="T2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3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fo:color="#000000" style:font-name="Times New Roman1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 style:font-size-complex="10pt" style:font-style-complex="italic"/>
    </style:style>
    <style:style style:name="T5" style:family="text">
      <style:text-properties fo:color="#000000" style:font-name="Times New Roman1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Перечень стр.1" draw:style-name="dp1" draw:master-page-name="PM0">
        <draw:polygon draw:style-name="gr1" draw:text-style-name="P1" draw:layer="layout" svg:width="18.5cm" svg:height="28.7cm" svg:x="2cm" svg:y="0.5cm" svg:viewBox="0 0 18501 28701" draw:points="0,0 0,28701 18501,28701 18501,0">
          <text:p/>
        </draw:polygon>
        <draw:line draw:style-name="gr1" draw:text-style-name="P1" draw:layer="layout" svg:x1="20.499cm" svg:y1="25.2cm" svg:x2="2cm" svg:y2="25.2cm">
          <text:p/>
        </draw:line>
        <draw:line draw:style-name="gr1" draw:text-style-name="P1" draw:layer="layout" svg:x1="3.7cm" svg:y1="25.2cm" svg:x2="3.7cm" svg:y2="29.2cm">
          <text:p/>
        </draw:line>
        <draw:line draw:style-name="gr1" draw:text-style-name="P1" draw:layer="layout" svg:x1="2.7cm" svg:y1="25.2cm" svg:x2="2.7cm" svg:y2="26.7cm">
          <text:p/>
        </draw:line>
        <draw:line draw:style-name="gr1" draw:text-style-name="P1" draw:layer="layout" svg:x1="8.5cm" svg:y1="25.2cm" svg:x2="8.5cm" svg:y2="29.2cm">
          <text:p/>
        </draw:line>
        <draw:line draw:style-name="gr2" draw:text-style-name="P1" draw:layer="layout" svg:x1="2cm" svg:y1="25.7cm" svg:x2="8.499cm" svg:y2="25.7cm">
          <text:p/>
        </draw:line>
        <draw:line draw:style-name="gr1" draw:text-style-name="P1" draw:layer="layout" svg:x1="2cm" svg:y1="26.2cm" svg:x2="8.499cm" svg:y2="26.2cm">
          <text:p/>
        </draw:line>
        <draw:line draw:style-name="gr1" draw:text-style-name="P1" draw:layer="layout" svg:x1="2cm" svg:y1="26.7cm" svg:x2="8.499cm" svg:y2="26.7cm">
          <text:p/>
        </draw:line>
        <draw:line draw:style-name="gr2" draw:text-style-name="P1" draw:layer="layout" svg:x1="2cm" svg:y1="27.2cm" svg:x2="8.499cm" svg:y2="27.2cm">
          <text:p/>
        </draw:line>
        <draw:line draw:style-name="gr2" draw:text-style-name="P1" draw:layer="layout" svg:x1="2cm" svg:y1="27.7cm" svg:x2="8.499cm" svg:y2="27.7cm">
          <text:p/>
        </draw:line>
        <draw:line draw:style-name="gr2" draw:text-style-name="P1" draw:layer="layout" svg:x1="2cm" svg:y1="28.2cm" svg:x2="8.499cm" svg:y2="28.2cm">
          <text:p/>
        </draw:line>
        <draw:line draw:style-name="gr2" draw:text-style-name="P1" draw:layer="layout" svg:x1="2cm" svg:y1="28.7cm" svg:x2="8.499cm" svg:y2="28.7cm">
          <text:p/>
        </draw:line>
        <draw:line draw:style-name="gr1" draw:text-style-name="P1" draw:layer="layout" svg:x1="6cm" svg:y1="25.2cm" svg:x2="6cm" svg:y2="29.2cm">
          <text:p/>
        </draw:line>
        <draw:line draw:style-name="gr1" draw:text-style-name="P1" draw:layer="layout" svg:x1="7.5cm" svg:y1="25.2cm" svg:x2="7.5cm" svg:y2="29.2cm">
          <text:p/>
        </draw:line>
        <draw:line draw:style-name="gr1" draw:text-style-name="P1" draw:layer="layout" svg:x1="20.5cm" svg:y1="26.2cm" svg:x2="8.5cm" svg:y2="26.2cm">
          <text:p/>
        </draw:line>
        <draw:line draw:style-name="gr1" draw:text-style-name="P1" draw:layer="layout" svg:x1="15.5cm" svg:y1="26.2cm" svg:x2="15.5cm" svg:y2="29.199cm">
          <text:p/>
        </draw:line>
        <draw:line draw:style-name="gr1" draw:text-style-name="P1" draw:layer="layout" svg:x1="15.5cm" svg:y1="26.7cm" svg:x2="20.499cm" svg:y2="26.7cm">
          <text:p/>
        </draw:line>
        <draw:line draw:style-name="gr1" draw:text-style-name="P1" draw:layer="layout" svg:x1="15.5cm" svg:y1="27.2cm" svg:x2="20.499cm" svg:y2="27.2cm">
          <text:p/>
        </draw:line>
        <draw:line draw:style-name="gr2" draw:text-style-name="P1" draw:layer="layout" svg:x1="16cm" svg:y1="26.7cm" svg:x2="16cm" svg:y2="27.199cm">
          <text:p/>
        </draw:line>
        <draw:line draw:style-name="gr2" draw:text-style-name="P1" draw:layer="layout" svg:x1="16.5cm" svg:y1="26.7cm" svg:x2="16.5cm" svg:y2="27.199cm">
          <text:p/>
        </draw:line>
        <draw:line draw:style-name="gr1" draw:text-style-name="P1" draw:layer="layout" svg:x1="17cm" svg:y1="26.2cm" svg:x2="17cm" svg:y2="27.2cm">
          <text:p/>
        </draw:line>
        <draw:line draw:style-name="gr1" draw:text-style-name="P1" draw:layer="layout" svg:x1="18.7cm" svg:y1="26.2cm" svg:x2="18.7cm" svg:y2="27.2cm">
          <text:p/>
        </draw:line>
        <draw:line draw:style-name="gr1" draw:text-style-name="P1" draw:layer="layout" svg:x1="2cm" svg:y1="2cm" svg:x2="20.499cm" svg:y2="2cm">
          <text:p/>
        </draw:line>
        <draw:frame draw:style-name="gr3" draw:text-style-name="P1" draw:layer="layout" svg:width="1.5cm" svg:height="1.107cm" svg:x="15.5cm" svg:y="26.2cm">
          <draw:text-box>
            <text:p text:style-name="P2"><text:span text:style-name="T1">Лит.</text:span></text:p>
            <text:p text:style-name="P2"><text:span text:style-name="T1"/></text:p>
          </draw:text-box>
        </draw:frame>
        <draw:frame draw:style-name="gr4" draw:text-style-name="P1" draw:layer="layout" svg:width="1.7cm" svg:height="0.589cm" svg:x="17cm" svg:y="26.2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1.8cm" svg:height="0.589cm" svg:x="18.7cm" svg:y="26.2cm">
          <draw:text-box>
            <text:p text:style-name="P2"><text:span text:style-name="T1">Листов</text:span></text:p>
          </draw:text-box>
        </draw:frame>
        <draw:frame draw:style-name="gr5" draw:text-style-name="P1" draw:layer="layout" svg:width="11.4cm" svg:height="1cm" svg:x="8.8cm" svg:y="25.2cm">
          <draw:text-box>
            <text:p text:style-name="P2"><text:span text:style-name="T2">ГУИР.400201.027 ПС7</text:span></text:p>
          </draw:text-box>
        </draw:frame>
        <draw:frame draw:style-name="gr6" draw:text-style-name="P1" draw:layer="layout" svg:width="6.5cm" svg:height="2.5cm" svg:x="8.75cm" svg:y="26.4cm">
          <draw:text-box>
            <text:p text:style-name="P2"><text:span text:style-name="T2">Перечень оборудования, изделий и материалов</text:span></text:p>
          </draw:text-box>
        </draw:frame>
        <draw:frame draw:style-name="gr4" draw:text-style-name="P1" draw:layer="layout" svg:width="0.5cm" svg:height="0.589cm" svg:x="16cm" svg:y="26.7cm">
          <draw:text-box>
            <text:p text:style-name="P2"><text:span text:style-name="T1">У</text:span></text:p>
          </draw:text-box>
        </draw:frame>
        <draw:frame draw:style-name="gr7" draw:text-style-name="P1" draw:layer="layout" svg:width="1.5cm" svg:height="0.543cm" svg:x="6cm" svg:y="26.179cm">
          <draw:text-box>
            <text:p text:style-name="P2"><text:span text:style-name="T3">Подп.</text:span></text:p>
          </draw:text-box>
        </draw:frame>
        <draw:frame draw:style-name="gr7" draw:text-style-name="P1" draw:layer="layout" svg:width="1.1cm" svg:height="0.543cm" svg:x="7.46cm" svg:y="26.179cm">
          <draw:text-box>
            <text:p text:style-name="P2"><text:span text:style-name="T3">Дата</text:span></text:p>
          </draw:text-box>
        </draw:frame>
        <draw:frame draw:style-name="gr7" draw:text-style-name="P1" draw:layer="layout" svg:width="2.3cm" svg:height="0.543cm" svg:x="3.7cm" svg:y="26.179cm">
          <draw:text-box>
            <text:p text:style-name="P2"><text:span text:style-name="T3">№ </text:span><text:span text:style-name="T3">докум.</text:span></text:p>
          </draw:text-box>
        </draw:frame>
        <draw:frame draw:style-name="gr7" draw:text-style-name="P1" draw:layer="layout" svg:width="1.1cm" svg:height="0.543cm" svg:x="2.64cm" svg:y="26.179cm">
          <draw:text-box>
            <text:p text:style-name="P2"><text:span text:style-name="T3">Лист</text:span></text:p>
          </draw:text-box>
        </draw:frame>
        <draw:frame draw:style-name="gr7" draw:text-style-name="P1" draw:layer="layout" svg:width="0.95cm" svg:height="0.543cm" svg:x="1.925cm" svg:y="26.179cm">
          <draw:text-box>
            <text:p text:style-name="P2"><text:span text:style-name="T3">Изм.</text:span></text:p>
          </draw:text-box>
        </draw:frame>
        <draw:frame draw:style-name="gr7" draw:text-style-name="P1" draw:layer="layout" svg:width="1.7cm" svg:height="0.543cm" svg:x="1.9cm" svg:y="26.695cm">
          <draw:text-box>
            <text:p text:style-name="P2"><text:span text:style-name="T3">Разраб.</text:span></text:p>
          </draw:text-box>
        </draw:frame>
        <draw:frame draw:style-name="gr7" draw:text-style-name="P1" draw:layer="layout" svg:width="1.7cm" svg:height="0.543cm" svg:x="1.75cm" svg:y="27.179cm">
          <draw:text-box>
            <text:p text:style-name="P2"><text:span text:style-name="T3">Пров.</text:span></text:p>
          </draw:text-box>
        </draw:frame>
        <draw:frame draw:style-name="gr7" draw:text-style-name="P1" draw:layer="layout" svg:width="2.3cm" svg:height="0.543cm" svg:x="3.32cm" svg:y="26.679cm">
          <draw:text-box>
            <text:p text:style-name="P2"><text:span text:style-name="T3">Тарасюк</text:span></text:p>
          </draw:text-box>
        </draw:frame>
        <draw:frame draw:style-name="gr7" draw:text-style-name="P1" draw:layer="layout" svg:width="2.7cm" svg:height="0.543cm" svg:x="3.25cm" svg:y="27.179cm">
          <draw:text-box>
            <text:p text:style-name="P2"><text:span text:style-name="T3">Ковшик</text:span></text:p>
          </draw:text-box>
        </draw:frame>
        <draw:line draw:style-name="gr1" draw:text-style-name="P1" draw:layer="layout" svg:x1="4cm" svg:y1="0.5cm" svg:x2="4cm" svg:y2="25.199cm">
          <text:p/>
        </draw:line>
        <draw:line draw:style-name="gr1" draw:text-style-name="P1" draw:layer="layout" svg:x1="13cm" svg:y1="0.5cm" svg:x2="13cm" svg:y2="25.199cm">
          <text:p/>
        </draw:line>
        <draw:line draw:style-name="gr1" draw:text-style-name="P1" draw:layer="layout" svg:x1="2cm" svg:y1="22.9cm" svg:x2="20.499cm" svg:y2="22.9cm">
          <text:p/>
        </draw:line>
        <draw:line draw:style-name="gr1" draw:text-style-name="P1" draw:layer="layout" svg:x1="2.05cm" svg:y1="22.1cm" svg:x2="20.479cm" svg:y2="22.1cm">
          <text:p/>
        </draw:line>
        <draw:line draw:style-name="gr1" draw:text-style-name="P1" draw:layer="layout" svg:x1="2cm" svg:y1="21.3cm" svg:x2="20.499cm" svg:y2="21.3cm">
          <text:p/>
        </draw:line>
        <draw:line draw:style-name="gr1" draw:text-style-name="P1" draw:layer="layout" svg:x1="2cm" svg:y1="20.5cm" svg:x2="20.499cm" svg:y2="20.5cm">
          <text:p/>
        </draw:line>
        <draw:line draw:style-name="gr1" draw:text-style-name="P1" draw:layer="layout" svg:x1="2cm" svg:y1="19.7cm" svg:x2="20.499cm" svg:y2="19.7cm">
          <text:p/>
        </draw:line>
        <draw:line draw:style-name="gr1" draw:text-style-name="P1" draw:layer="layout" svg:x1="2cm" svg:y1="18.9cm" svg:x2="20.499cm" svg:y2="18.9cm">
          <text:p/>
        </draw:line>
        <draw:line draw:style-name="gr1" draw:text-style-name="P1" draw:layer="layout" svg:x1="2cm" svg:y1="18.1cm" svg:x2="20.499cm" svg:y2="18.1cm">
          <text:p/>
        </draw:line>
        <draw:line draw:style-name="gr1" draw:text-style-name="P1" draw:layer="layout" svg:x1="2cm" svg:y1="18.1cm" svg:x2="20.499cm" svg:y2="18.1cm">
          <text:p/>
        </draw:line>
        <draw:line draw:style-name="gr1" draw:text-style-name="P1" draw:layer="layout" svg:x1="2cm" svg:y1="17.3cm" svg:x2="20.499cm" svg:y2="17.3cm">
          <text:p/>
        </draw:line>
        <draw:line draw:style-name="gr1" draw:text-style-name="P1" draw:layer="layout" svg:x1="2cm" svg:y1="16.5cm" svg:x2="20.499cm" svg:y2="16.5cm">
          <text:p/>
        </draw:line>
        <draw:line draw:style-name="gr1" draw:text-style-name="P1" draw:layer="layout" svg:x1="2cm" svg:y1="15.7cm" svg:x2="20.499cm" svg:y2="15.7cm">
          <text:p/>
        </draw:line>
        <draw:line draw:style-name="gr1" draw:text-style-name="P1" draw:layer="layout" svg:x1="2cm" svg:y1="14.9cm" svg:x2="20.499cm" svg:y2="14.9cm">
          <text:p/>
        </draw:line>
        <draw:line draw:style-name="gr1" draw:text-style-name="P1" draw:layer="layout" svg:x1="2cm" svg:y1="14.1cm" svg:x2="20.499cm" svg:y2="14.1cm">
          <text:p/>
        </draw:line>
        <draw:line draw:style-name="gr1" draw:text-style-name="P1" draw:layer="layout" svg:x1="2cm" svg:y1="13.3cm" svg:x2="20.499cm" svg:y2="13.3cm">
          <text:p/>
        </draw:line>
        <draw:line draw:style-name="gr1" draw:text-style-name="P1" draw:layer="layout" svg:x1="2cm" svg:y1="12.5cm" svg:x2="20.499cm" svg:y2="12.5cm">
          <text:p/>
        </draw:line>
        <draw:line draw:style-name="gr1" draw:text-style-name="P1" draw:layer="layout" svg:x1="2cm" svg:y1="11.7cm" svg:x2="20.499cm" svg:y2="11.7cm">
          <text:p/>
        </draw:line>
        <draw:line draw:style-name="gr1" draw:text-style-name="P1" draw:layer="layout" svg:x1="2cm" svg:y1="10.9cm" svg:x2="20.499cm" svg:y2="10.9cm">
          <text:p/>
        </draw:line>
        <draw:line draw:style-name="gr1" draw:text-style-name="P1" draw:layer="layout" svg:x1="2cm" svg:y1="10.1cm" svg:x2="20.499cm" svg:y2="10.1cm">
          <text:p/>
        </draw:line>
        <draw:line draw:style-name="gr1" draw:text-style-name="P1" draw:layer="layout" svg:x1="2cm" svg:y1="8.5cm" svg:x2="20.499cm" svg:y2="8.5cm">
          <text:p/>
        </draw:line>
        <draw:line draw:style-name="gr1" draw:text-style-name="P1" draw:layer="layout" svg:x1="2cm" svg:y1="7.7cm" svg:x2="20.499cm" svg:y2="7.7cm">
          <text:p/>
        </draw:line>
        <draw:line draw:style-name="gr1" draw:text-style-name="P1" draw:layer="layout" svg:x1="2.05cm" svg:y1="6.9cm" svg:x2="20.486cm" svg:y2="6.9cm">
          <text:p/>
        </draw:line>
        <draw:line draw:style-name="gr1" draw:text-style-name="P1" draw:layer="layout" svg:x1="2cm" svg:y1="6.1cm" svg:x2="20.499cm" svg:y2="6.1cm">
          <text:p/>
        </draw:line>
        <draw:line draw:style-name="gr1" draw:text-style-name="P1" draw:layer="layout" svg:x1="2.05cm" svg:y1="5.3cm" svg:x2="20.486cm" svg:y2="5.3cm">
          <text:p/>
        </draw:line>
        <draw:line draw:style-name="gr1" draw:text-style-name="P1" draw:layer="layout" svg:x1="2cm" svg:y1="4.5cm" svg:x2="20.499cm" svg:y2="4.5cm">
          <text:p/>
        </draw:line>
        <draw:line draw:style-name="gr1" draw:text-style-name="P1" draw:layer="layout" svg:x1="2cm" svg:y1="3.7cm" svg:x2="20.499cm" svg:y2="3.7cm">
          <text:p/>
        </draw:line>
        <draw:line draw:style-name="gr1" draw:text-style-name="P1" draw:layer="layout" svg:x1="2cm" svg:y1="2.9cm" svg:x2="20.499cm" svg:y2="2.9cm">
          <text:p/>
        </draw:line>
        <draw:frame draw:style-name="gr4" draw:text-style-name="P1" draw:layer="layout" svg:width="1cm" svg:height="0.589cm" svg:x="19.2cm" svg:y="26.7cm">
          <draw:text-box>
            <text:p text:style-name="P2"><text:span text:style-name="T1">1</text:span></text:p>
          </draw:text-box>
        </draw:frame>
        <draw:line draw:style-name="gr1" draw:text-style-name="P1" draw:layer="layout" svg:x1="2cm" svg:y1="24.4cm" svg:x2="20.499cm" svg:y2="24.4cm">
          <text:p/>
        </draw:line>
        <draw:line draw:style-name="gr1" draw:text-style-name="P1" draw:layer="layout" svg:x1="2cm" svg:y1="23.6cm" svg:x2="20.499cm" svg:y2="23.6cm">
          <text:p/>
        </draw:line>
        <draw:frame draw:style-name="gr5" draw:text-style-name="P1" draw:layer="layout" svg:width="4.481cm" svg:height="1cm" svg:x="15.8cm" svg:y="27.7cm">
          <draw:text-box>
            <text:p text:style-name="P2"><text:span text:style-name="T2">ЭВМ гр. 750502</text:span></text:p>
          </draw:text-box>
        </draw:frame>
        <draw:frame draw:style-name="gr8" draw:text-style-name="P1" draw:layer="layout" svg:width="9cm" svg:height="0.85cm" svg:x="4.15cm" svg:y="2.05cm">
          <draw:text-box>
            <text:p text:style-name="P2"><text:span text:style-name="T4">Активное оборудование</text:span></text:p>
          </draw:text-box>
        </draw:frame>
        <draw:frame draw:style-name="gr9" draw:text-style-name="P1" draw:layer="layout" svg:width="1.8cm" svg:height="0.7cm" svg:x="2.1cm" svg:y="6.1cm">
          <draw:text-box>
            <text:p text:style-name="P2"><text:span text:style-name="T5">5</text:span></text:p>
          </draw:text-box>
        </draw:frame>
        <draw:frame draw:style-name="gr9" draw:text-style-name="P1" draw:layer="layout" svg:width="1.8cm" svg:height="0.7cm" svg:x="2.1cm" svg:y="6.9cm">
          <draw:text-box>
            <text:p text:style-name="P2"><text:span text:style-name="T5">6</text:span></text:p>
          </draw:text-box>
        </draw:frame>
        <draw:frame draw:style-name="gr10" draw:text-style-name="P1" draw:layer="layout" svg:width="8.975cm" svg:height="0.8cm" svg:x="4.076cm" svg:y="3.7cm">
          <draw:text-box>
            <text:p text:style-name="P3"><text:span text:style-name="T5">Маршрутизатор MikroTik hEX lite</text:span></text:p>
          </draw:text-box>
        </draw:frame>
        <draw:frame draw:style-name="gr9" draw:text-style-name="P1" draw:layer="layout" svg:width="1.8cm" svg:height="0.7cm" svg:x="2.1cm" svg:y="3.7cm">
          <draw:text-box>
            <text:p text:style-name="P2"><text:span text:style-name="T5">2</text:span></text:p>
          </draw:text-box>
        </draw:frame>
        <draw:frame draw:style-name="gr9" draw:text-style-name="P1" draw:layer="layout" svg:width="2.65cm" svg:height="0.7cm" svg:x="12.95cm" svg:y="10.1cm">
          <draw:text-box>
            <text:p text:style-name="P2"><text:span text:style-name="T5">10 м</text:span></text:p>
          </draw:text-box>
        </draw:frame>
        <draw:frame draw:style-name="gr10" draw:text-style-name="P1" draw:layer="layout" svg:width="8.975cm" svg:height="0.8cm" svg:x="4.076cm" svg:y="2.9cm">
          <draw:text-box>
            <text:p text:style-name="P3"><text:span text:style-name="T5">Модем Motorola MB7220</text:span></text:p>
          </draw:text-box>
        </draw:frame>
        <draw:frame draw:style-name="gr9" draw:text-style-name="P1" draw:layer="layout" svg:width="2.524cm" svg:height="0.7cm" svg:x="12.976cm" svg:y="2.95cm">
          <draw:text-box>
            <text:p text:style-name="P2"><text:span text:style-name="T5">1 шт</text:span></text:p>
          </draw:text-box>
        </draw:frame>
        <draw:frame draw:style-name="gr9" draw:text-style-name="P1" draw:layer="layout" svg:width="1.8cm" svg:height="0.7cm" svg:x="2.1cm" svg:y="2.95cm">
          <draw:text-box>
            <text:p text:style-name="P2"><text:span text:style-name="T5">1</text:span></text:p>
          </draw:text-box>
        </draw:frame>
        <draw:frame draw:style-name="gr9" draw:text-style-name="P1" draw:layer="layout" svg:width="2.524cm" svg:height="0.7cm" svg:x="12.976cm" svg:y="3.75cm">
          <draw:text-box>
            <text:p text:style-name="P2"><text:span text:style-name="T5">18 шт</text:span></text:p>
          </draw:text-box>
        </draw:frame>
        <draw:frame draw:style-name="gr10" draw:text-style-name="P1" draw:layer="layout" svg:width="8.975cm" svg:height="0.8cm" svg:x="4.076cm" svg:y="6.85cm">
          <draw:text-box>
            <text:p text:style-name="P3"><text:span text:style-name="T5">Маршрутизатор TP-Link Archer C24</text:span></text:p>
          </draw:text-box>
        </draw:frame>
        <draw:frame draw:style-name="gr9" draw:text-style-name="P1" draw:layer="layout" svg:width="2.524cm" svg:height="0.7cm" svg:x="12.976cm" svg:y="6.9cm">
          <draw:text-box>
            <text:p text:style-name="P2"><text:span text:style-name="T5">18 шт</text:span></text:p>
          </draw:text-box>
        </draw:frame>
        <draw:frame draw:style-name="gr9" draw:text-style-name="P1" draw:layer="layout" svg:width="1.8cm" svg:height="0.7cm" svg:x="2.1cm" svg:y="5.3cm">
          <draw:text-box>
            <text:p text:style-name="P2"><text:span text:style-name="T5">4</text:span></text:p>
          </draw:text-box>
        </draw:frame>
        <draw:frame draw:style-name="gr11" draw:text-style-name="P1" draw:layer="layout" svg:width="8.975cm" svg:height="1cm" svg:x="4.175cm" svg:y="9.25cm">
          <draw:text-box>
            <text:p text:style-name="P3"><text:span text:style-name="T5">Витая пара ParLan U/UTP cat,5e PVC 2PR 2x2x24AWG</text:span></text:p>
          </draw:text-box>
        </draw:frame>
        <draw:frame draw:style-name="gr9" draw:text-style-name="P1" draw:layer="layout" svg:width="2.524cm" svg:height="0.7cm" svg:x="12.976cm" svg:y="9.3cm">
          <draw:text-box>
            <text:p text:style-name="P2"><text:span text:style-name="T5">800 м</text:span></text:p>
          </draw:text-box>
        </draw:frame>
        <draw:frame draw:style-name="gr11" draw:text-style-name="P1" draw:layer="layout" svg:width="8.975cm" svg:height="1cm" svg:x="4.163cm" svg:y="10.05cm">
          <draw:text-box>
            <text:p text:style-name="P3"><text:span text:style-name="T5">Витая пара ParLan U/UTP cat,5e LSZH 4PR 4x2x24AWG</text:span></text:p>
          </draw:text-box>
        </draw:frame>
        <draw:frame draw:style-name="gr9" draw:text-style-name="P1" draw:layer="layout" svg:width="1.8cm" svg:height="0.7cm" svg:x="2.1cm" svg:y="4.55cm">
          <draw:text-box>
            <text:p text:style-name="P2"><text:span text:style-name="T5">3</text:span></text:p>
          </draw:text-box>
        </draw:frame>
        <draw:line draw:style-name="gr1" draw:text-style-name="P1" draw:layer="layout" svg:x1="2cm" svg:y1="9.3cm" svg:x2="20.499cm" svg:y2="9.3cm">
          <text:p/>
        </draw:line>
        <draw:line draw:style-name="gr1" draw:text-style-name="P1" draw:layer="layout" svg:x1="15.5cm" svg:y1="0.5cm" svg:x2="15.5cm" svg:y2="25.199cm">
          <text:p/>
        </draw:line>
        <draw:frame draw:style-name="gr9" draw:text-style-name="P1" draw:layer="layout" svg:width="2.524cm" svg:height="0.7cm" svg:x="12.976cm" svg:y="10.9cm">
          <draw:text-box>
            <text:p text:style-name="P2"><text:span text:style-name="T5">188 шт</text:span></text:p>
          </draw:text-box>
        </draw:frame>
        <draw:frame draw:style-name="gr12" draw:text-style-name="P1" draw:layer="layout" svg:width="8.975cm" svg:height="0.75cm" svg:x="4.163cm" svg:y="10.9cm">
          <draw:text-box>
            <text:p text:style-name="P3"><text:span text:style-name="T5">Коннектор RJ-45 LC-8P8C-002 Gembird</text:span></text:p>
          </draw:text-box>
        </draw:frame>
        <draw:frame draw:style-name="gr10" draw:text-style-name="P1" draw:layer="layout" svg:width="9cm" svg:height="0.8cm" svg:x="4.15cm" svg:y="8.45cm">
          <draw:text-box>
            <text:p text:style-name="P2"><text:span text:style-name="T4">Монтажное оборудование</text:span></text:p>
          </draw:text-box>
        </draw:frame>
        <draw:frame draw:style-name="gr11" draw:text-style-name="P1" draw:layer="layout" svg:width="8.975cm" svg:height="1cm" svg:x="4cm" svg:y="14.007cm">
          <draw:text-box>
            <text:p text:style-name="P3"><text:span text:style-name="T5">Розетка информационная компьютерная RJ45 Этюд </text:span></text:p>
          </draw:text-box>
        </draw:frame>
        <draw:frame draw:style-name="gr13" draw:text-style-name="P1" draw:layer="layout" svg:width="2.6cm" svg:height="0.65cm" svg:x="12.9cm" svg:y="12.55cm">
          <draw:text-box>
            <text:p text:style-name="P2"><text:span text:style-name="T5">18 шт</text:span></text:p>
          </draw:text-box>
        </draw:frame>
        <draw:frame draw:style-name="gr10" draw:text-style-name="P1" draw:layer="layout" svg:width="9.1cm" svg:height="0.8cm" svg:x="4.1cm" svg:y="11.8cm">
          <draw:text-box>
            <text:p text:style-name="P3"><text:span text:style-name="T5">Корпус металлический настенный ЩМП-1-1 36 УХЛ3 </text:span></text:p>
          </draw:text-box>
        </draw:frame>
        <draw:frame draw:style-name="gr11" draw:text-style-name="P1" draw:layer="layout" svg:width="8.975cm" svg:height="1cm" svg:x="4.1cm" svg:y="13.15cm">
          <draw:text-box>
            <text:p text:style-name="P3"><text:span text:style-name="T5">Шкаф телекоммуникационный напольный CMO 18U</text:span></text:p>
          </draw:text-box>
        </draw:frame>
        <draw:frame draw:style-name="gr9" draw:text-style-name="P1" draw:layer="layout" svg:width="2.524cm" svg:height="0.7cm" svg:x="12.9cm" svg:y="14.9cm">
          <draw:text-box>
            <text:p text:style-name="P2"><text:span text:style-name="T5">36 шт</text:span></text:p>
          </draw:text-box>
        </draw:frame>
        <draw:frame draw:style-name="gr9" draw:text-style-name="P1" draw:layer="layout" svg:width="1.8cm" svg:height="0.7cm" svg:x="2.1cm" svg:y="10.85cm">
          <draw:text-box>
            <text:p text:style-name="P2"><text:span text:style-name="T5">9</text:span></text:p>
          </draw:text-box>
        </draw:frame>
        <draw:frame draw:style-name="gr9" draw:text-style-name="P1" draw:layer="layout" svg:width="1.8cm" svg:height="0.7cm" svg:x="2.1cm" svg:y="9.3cm">
          <draw:text-box>
            <text:p text:style-name="P2"><text:span text:style-name="T5">7</text:span></text:p>
          </draw:text-box>
        </draw:frame>
        <draw:frame draw:style-name="gr11" draw:text-style-name="P1" draw:layer="layout" svg:width="8.975cm" svg:height="1cm" svg:x="4.126cm" svg:y="14.85cm">
          <draw:text-box>
            <text:p text:style-name="P3"><text:span text:style-name="T5">Кома 001-К</text:span></text:p>
          </draw:text-box>
        </draw:frame>
        <draw:frame draw:style-name="gr9" draw:text-style-name="P1" draw:layer="layout" svg:width="1.8cm" svg:height="0.7cm" svg:x="2.076cm" svg:y="11.75cm">
          <draw:text-box>
            <text:p text:style-name="P2"><text:span text:style-name="T5">10</text:span></text:p>
          </draw:text-box>
        </draw:frame>
        <draw:frame draw:style-name="gr9" draw:text-style-name="P1" draw:layer="layout" svg:width="1.8cm" svg:height="0.7cm" svg:x="2.088cm" svg:y="13.25cm">
          <draw:text-box>
            <text:p text:style-name="P2"><text:span text:style-name="T5">11</text:span></text:p>
          </draw:text-box>
        </draw:frame>
        <draw:frame draw:style-name="gr14" draw:text-style-name="P1" draw:layer="layout" svg:width="9cm" svg:height="1.5cm" svg:x="4cm" svg:y="0.5cm">
          <draw:text-box>
            <text:p text:style-name="P2"><text:span text:style-name="T3">Наименование и модель</text:span></text:p>
          </draw:text-box>
        </draw:frame>
        <draw:frame draw:style-name="gr15" draw:text-style-name="P1" draw:layer="layout" svg:width="2.54cm" svg:height="1.461cm" svg:x="13cm" svg:y="0.5cm">
          <draw:text-box>
            <text:p text:style-name="P2"><text:span text:style-name="T3">Количество</text:span></text:p>
          </draw:text-box>
        </draw:frame>
        <draw:frame draw:style-name="gr14" draw:text-style-name="P1" draw:layer="layout" svg:width="4.8cm" svg:height="1.5cm" svg:x="15.6cm" svg:y="0.5cm">
          <draw:text-box>
            <text:p text:style-name="P2"><text:span text:style-name="T3">Примечание</text:span></text:p>
          </draw:text-box>
        </draw:frame>
        <draw:frame draw:style-name="gr16" draw:text-style-name="P1" draw:layer="layout" svg:width="9cm" svg:height="1.4cm" svg:x="-1.5cm" svg:y="0.6cm">
          <draw:text-box>
            <text:p text:style-name="P2"><text:span text:style-name="T3">Индекс</text:span></text:p>
          </draw:text-box>
        </draw:frame>
        <draw:frame draw:style-name="gr9" draw:text-style-name="P1" draw:layer="layout" svg:width="1.8cm" svg:height="0.7cm" svg:x="2.1cm" svg:y="14.15cm">
          <draw:text-box>
            <text:p text:style-name="P2"><text:span text:style-name="T5">12</text:span></text:p>
          </draw:text-box>
        </draw:frame>
        <draw:frame draw:style-name="gr9" draw:text-style-name="P1" draw:layer="layout" svg:width="1.8cm" svg:height="0.7cm" svg:x="2.1cm" svg:y="10.1cm">
          <draw:text-box>
            <text:p text:style-name="P2"><text:span text:style-name="T5">8</text:span></text:p>
          </draw:text-box>
        </draw:frame>
        <draw:frame draw:style-name="gr10" draw:text-style-name="P1" draw:layer="layout" svg:width="9.1cm" svg:height="0.8cm" svg:x="4cm" svg:y="12.55cm">
          <draw:text-box>
            <text:p text:style-name="P3"><text:span text:style-name="T5">IP31 IEK</text:span></text:p>
          </draw:text-box>
        </draw:frame>
        <draw:frame draw:style-name="gr13" draw:text-style-name="P1" draw:layer="layout" svg:width="2.6cm" svg:height="0.65cm" svg:x="12.9cm" svg:y="13.325cm">
          <draw:text-box>
            <text:p text:style-name="P2"><text:span text:style-name="T5">1 шт</text:span></text:p>
          </draw:text-box>
        </draw:frame>
        <draw:frame draw:style-name="gr10" draw:text-style-name="P1" draw:layer="layout" svg:width="8.975cm" svg:height="0.8cm" svg:x="4.025cm" svg:y="6.05cm">
          <draw:text-box>
            <text:p text:style-name="P3"><text:span text:style-name="T5">Маршрутизатор TP-Link TL-WR841N</text:span></text:p>
          </draw:text-box>
        </draw:frame>
        <draw:frame draw:style-name="gr9" draw:text-style-name="P1" draw:layer="layout" svg:width="2.524cm" svg:height="0.7cm" svg:x="13cm" svg:y="6.1cm">
          <draw:text-box>
            <text:p text:style-name="P2"><text:span text:style-name="T5">54 шт</text:span></text:p>
          </draw:text-box>
        </draw:frame>
        <draw:frame draw:style-name="gr10" draw:text-style-name="P1" draw:layer="layout" svg:width="8.975cm" svg:height="0.8cm" svg:x="4.113cm" svg:y="4.5cm">
          <draw:text-box>
            <text:p text:style-name="P3"><text:span text:style-name="T5">Коммутатор TP-LINK TL-SG108E</text:span></text:p>
          </draw:text-box>
        </draw:frame>
        <draw:frame draw:style-name="gr9" draw:text-style-name="P1" draw:layer="layout" svg:width="2.524cm" svg:height="0.7cm" svg:x="13.076cm" svg:y="4.55cm">
          <draw:text-box>
            <text:p text:style-name="P2"><text:span text:style-name="T5">3 шт</text:span></text:p>
          </draw:text-box>
        </draw:frame>
        <draw:frame draw:style-name="gr9" draw:text-style-name="P1" draw:layer="layout" svg:width="2.524cm" svg:height="0.7cm" svg:x="13cm" svg:y="5.35cm">
          <draw:text-box>
            <text:p text:style-name="P2"><text:span text:style-name="T5">1 шт</text:span></text:p>
          </draw:text-box>
        </draw:frame>
        <draw:frame draw:style-name="gr10" draw:text-style-name="P1" draw:layer="layout" svg:width="8.975cm" svg:height="0.8cm" svg:x="4.113cm" svg:y="5.3cm">
          <draw:text-box>
            <text:p text:style-name="P3"><text:span text:style-name="T5">Маршрутизатор Mikrotik hEX 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4T03:59:34.362000000</dc:date>
    <meta:creation-date>2019-12-26T03:15:28Z</meta:creation-date>
    <meta:generator>LibreOffice/6.2.2.2$Windows_X86_64 LibreOffice_project/2b840030fec2aae0fd2658d8d4f9548af4e3518d</meta:generator>
    <meta:editing-duration>PT2M18S</meta:editing-duration>
    <meta:editing-cycles>2</meta:editing-cycles>
    <meta:document-statistic meta:object-count="116"/>
  </office:meta>
</office:document-meta>
</file>